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bullet text:level="3" text:style-name="WW_CharLFO1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
      <text:list-level-style-bullet text:level="1" text:style-name="WW_CharLFO2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4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5">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5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6">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6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bullet text:level="3" text:style-name="WW_CharLFO8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9">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9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0">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0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1">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1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2">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2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3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5">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bullet text:level="3" text:style-name="WW_CharLFO15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6">
      <text:list-level-style-number text:level="1" style:num-format="1" text:start-value="4">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suffix=".0"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line" style:master-page-name="MP0" style:family="paragraph">
      <style:paragraph-properties fo:break-before="page" style:page-number="1"/>
    </style:style>
    <style:style style:name="P3" style:parent-style-name="Title" style:family="paragraph">
      <style:paragraph-properties fo:margin-top="0in" fo:margin-bottom="0.2777in"/>
      <style:text-properties fo:font-size="20pt" style:font-size-asian="20pt"/>
    </style:style>
    <style:style style:name="P4" style:parent-style-name="TOCEntry" style:master-page-name="MP1" style:family="paragraph">
      <style:paragraph-properties fo:break-before="page"/>
    </style:style>
    <style:style style:name="P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0"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0"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9" style:parent-style-name="Normal" style:family="paragraph">
      <style:text-properties style:font-name="Times New Roman" fo:font-weight="bold" style:font-weight-asian="bold"/>
    </style:style>
    <style:style style:name="TableColumn31" style:family="table-column">
      <style:table-column-properties style:column-width="1.5in" style:use-optimal-column-width="false"/>
    </style:style>
    <style:style style:name="TableColumn32" style:family="table-column">
      <style:table-column-properties style:column-width="0.8125in" style:use-optimal-column-width="false"/>
    </style:style>
    <style:style style:name="TableColumn33" style:family="table-column">
      <style:table-column-properties style:column-width="3.4402in" style:use-optimal-column-width="false"/>
    </style:style>
    <style:style style:name="TableColumn34" style:family="table-column">
      <style:table-column-properties style:column-width="1.1in" style:use-optimal-column-width="false"/>
    </style:style>
    <style:style style:name="Table30" style:family="table">
      <style:table-properties style:width="6.8527in" fo:margin-left="0in" table:align="left"/>
    </style:style>
    <style:style style:name="TableRow35" style:family="table-row">
      <style:table-row-properties style:use-optimal-row-height="false"/>
    </style:style>
    <style:style style:name="TableCell36" style:family="table-cell">
      <style:table-cell-properties fo:border-top="0.0208in solid #000000" fo:border-left="0.0208in solid #000000" fo:border-bottom="0.0625in double #000000" style:border-line-width-bottom="0.0208in 0.0208in 0.0208in" fo:border-right="0.0104in solid #000000" style:writing-mode="lr-tb" fo:padding-top="0in" fo:padding-left="0.075in" fo:padding-bottom="0in" fo:padding-right="0.075in"/>
    </style:style>
    <style:style style:name="P37" style:parent-style-name="Normal" style:family="paragraph">
      <style:paragraph-properties fo:margin-top="0.0277in" fo:margin-bottom="0.0277in"/>
      <style:text-properties fo:font-weight="bold" style:font-weight-asian="bold"/>
    </style:style>
    <style:style style:name="TableCell38"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39" style:parent-style-name="Normal" style:family="paragraph">
      <style:paragraph-properties fo:margin-top="0.0277in" fo:margin-bottom="0.0277in"/>
      <style:text-properties fo:font-weight="bold" style:font-weight-asian="bold"/>
    </style:style>
    <style:style style:name="TableCell40"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41" style:parent-style-name="Normal" style:family="paragraph">
      <style:paragraph-properties fo:margin-top="0.0277in" fo:margin-bottom="0.0277in"/>
      <style:text-properties fo:font-weight="bold" style:font-weight-asian="bold"/>
    </style:style>
    <style:style style:name="TableCell42"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43" style:parent-style-name="Normal" style:family="paragraph">
      <style:paragraph-properties fo:margin-top="0.0277in" fo:margin-bottom="0.0277in"/>
      <style:text-properties fo:font-weight="bold" style:font-weight-asian="bold"/>
    </style:style>
    <style:style style:name="TableRow44" style:family="table-row">
      <style:table-row-properties style:use-optimal-row-height="false"/>
    </style:style>
    <style:style style:name="TableCell45" style:family="table-cell">
      <style:table-cell-properties fo:border-top="none" fo:border-left="0.0208in solid #000000" fo:border-bottom="0.0104in solid #000000" fo:border-right="0.0104in solid #000000" style:writing-mode="lr-tb" fo:padding-top="0in" fo:padding-left="0.075in" fo:padding-bottom="0in" fo:padding-right="0.075in"/>
    </style:style>
    <style:style style:name="P46" style:parent-style-name="Normal" style:family="paragraph">
      <style:paragraph-properties fo:margin-top="0.0277in" fo:margin-bottom="0.0277in"/>
    </style:style>
    <style:style style:name="TableCell4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48" style:parent-style-name="Normal" style:family="paragraph">
      <style:paragraph-properties fo:margin-top="0.0277in" fo:margin-bottom="0.0277in"/>
    </style:style>
    <style:style style:name="TableCell4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0" style:parent-style-name="Normal" style:family="paragraph">
      <style:paragraph-properties fo:margin-top="0.0277in" fo:margin-bottom="0.0277in"/>
    </style:style>
    <style:style style:name="TableCell51"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52" style:parent-style-name="Normal" style:family="paragraph">
      <style:paragraph-properties fo:margin-top="0.0277in" fo:margin-bottom="0.0277in"/>
    </style:style>
    <style:style style:name="TableRow53" style:family="table-row">
      <style:table-row-properties style:use-optimal-row-height="false"/>
    </style:style>
    <style:style style:name="TableCell54"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55" style:parent-style-name="Normal" style:family="paragraph">
      <style:paragraph-properties fo:margin-top="0.0277in" fo:margin-bottom="0.0277in"/>
    </style:style>
    <style:style style:name="TableCell56"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57" style:parent-style-name="Normal" style:family="paragraph">
      <style:paragraph-properties fo:margin-top="0.0277in" fo:margin-bottom="0.0277in"/>
    </style:style>
    <style:style style:name="TableCell58"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59" style:parent-style-name="Normal" style:family="paragraph">
      <style:paragraph-properties fo:margin-top="0.0277in" fo:margin-bottom="0.0277in"/>
    </style:style>
    <style:style style:name="TableCell6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1" style:parent-style-name="Normal" style:family="paragraph">
      <style:paragraph-properties fo:margin-top="0.0277in" fo:margin-bottom="0.0277in"/>
    </style:style>
    <style:style style:name="P62" style:parent-style-name="Normal" style:family="paragraph">
      <style:text-properties fo:font-weight="bold" style:font-weight-asian="bold"/>
    </style:style>
    <style:style style:name="P63" style:parent-style-name="Heading1" style:master-page-name="MP2" style:list-style-name="LFO8" style:family="paragraph">
      <style:paragraph-properties fo:break-before="page" style:page-number="1"/>
    </style:style>
    <style:style style:name="P66" style:parent-style-name="Normal" style:family="paragraph">
      <style:paragraph-properties fo:line-height="106%">
        <style:tab-stops>
          <style:tab-stop style:type="center" style:position="0.5in"/>
          <style:tab-stop style:type="center" style:position="2.9812in"/>
        </style:tab-stops>
      </style:paragraph-properties>
      <style:text-properties style:font-name="Times New Roman"/>
    </style:style>
    <style:style style:name="P67" style:parent-style-name="Heading2" style:family="paragraph"/>
    <style:style style:name="T68" style:parent-style-name="DefaultParagraphFont" style:family="text">
      <style:text-properties style:font-name="Times New Roman" fo:font-weight="bold" style:font-weight-asian="bold" fo:font-size="11pt" style:font-size-asian="11pt"/>
    </style:style>
    <style:style style:name="T69" style:parent-style-name="DefaultParagraphFont" style:family="text">
      <style:text-properties style:font-name="Times New Roman" fo:font-size="11pt" style:font-size-asian="11pt"/>
    </style:style>
    <style:style style:name="P70" style:parent-style-name="level4" style:list-style-name="LFO3" style:family="paragraph">
      <style:text-properties style:font-name="Times New Roman" fo:font-size="11pt" style:font-size-asian="11pt" style:font-size-complex="11pt"/>
    </style:style>
    <style:style style:name="P71" style:parent-style-name="level4" style:list-style-name="LFO3" style:family="paragraph">
      <style:text-properties style:font-name="Times New Roman" fo:font-size="11pt" style:font-size-asian="11pt" style:font-size-complex="11pt"/>
    </style:style>
    <style:style style:name="P72" style:parent-style-name="level4" style:list-style-name="LFO3" style:family="paragraph"/>
    <style:style style:name="T73" style:parent-style-name="DefaultParagraphFont" style:family="text">
      <style:text-properties style:font-name="Times New Roman" fo:color="#000000" fo:font-size="11pt" style:font-size-asian="11pt" style:font-size-complex="11pt"/>
    </style:style>
    <style:style style:name="TableColumn75" style:family="table-column">
      <style:table-column-properties style:column-width="2.5208in"/>
    </style:style>
    <style:style style:name="TableColumn76" style:family="table-column">
      <style:table-column-properties style:column-width="2.0194in"/>
    </style:style>
    <style:style style:name="TableColumn77" style:family="table-column">
      <style:table-column-properties style:column-width="2.1534in"/>
    </style:style>
    <style:style style:name="Table74" style:family="table">
      <style:table-properties style:width="6.6937in" fo:margin-left="-0.0034in" table:align="lef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81" style:family="table-cell">
      <style:table-cell-properties fo:border="0.0069in solid #000000" style:writing-mode="lr-tb" fo:padding-top="0in" fo:padding-left="0.075in" fo:padding-bottom="0in" fo:padding-right="0.075in"/>
    </style:style>
    <style:style style:name="P82"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83" style:family="table-cell">
      <style:table-cell-properties fo:border="0.0069in solid #000000" style:writing-mode="lr-tb" fo:padding-top="0in" fo:padding-left="0.075in" fo:padding-bottom="0in" fo:padding-right="0.075in"/>
    </style:style>
    <style:style style:name="P84"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88"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89"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90"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91" style:parent-style-name="level4" style:family="paragraph">
      <style:paragraph-properties style:vertical-align="baseline" fo:margin-left="0in">
        <style:tab-stops/>
      </style:paragraph-properties>
    </style:style>
    <style:style style:name="T92" style:parent-style-name="DefaultParagraphFont" style:family="text">
      <style:text-properties style:font-name="Times New Roman" fo:color="#000000" style:font-size-complex="12pt" style:language-asian="is" style:country-asian="IS"/>
    </style:style>
    <style:style style:name="P93" style:parent-style-name="level4" style:family="paragraph">
      <style:paragraph-properties style:vertical-align="baseline" fo:margin-left="0in">
        <style:tab-stops/>
      </style:paragraph-properties>
      <style:text-properties style:font-name="Times New Roman" fo:color="#000000" style:font-size-complex="12pt" style:language-asian="is" style:country-asian="IS"/>
    </style:style>
    <style:style style:name="P94" style:parent-style-name="Heading5" style:family="paragraph">
      <style:paragraph-properties fo:text-align="start" style:vertical-align="baseline"/>
      <style:text-properties style:font-name="Times New Roman" style:font-size-complex="12pt" style:language-asian="is" style:country-asian="IS"/>
    </style:style>
    <style:style style:name="TableCell95" style:family="table-cell">
      <style:table-cell-properties fo:border="0.0069in solid #000000" style:writing-mode="lr-tb" fo:padding-top="0in" fo:padding-left="0.075in" fo:padding-bottom="0in" fo:padding-right="0.075in"/>
    </style:style>
    <style:style style:name="P96" style:parent-style-name="Heading5" style:family="paragraph">
      <style:paragraph-properties fo:text-align="start" style:vertical-align="baseline"/>
      <style:text-properties style:font-name="Times New Roman" style:font-size-complex="12pt" style:language-asian="is" style:country-asian="IS"/>
    </style:style>
    <style:style style:name="TableCell97" style:family="table-cell">
      <style:table-cell-properties fo:border="0.0069in solid #000000" style:writing-mode="lr-tb" fo:padding-top="0in" fo:padding-left="0.075in" fo:padding-bottom="0in" fo:padding-right="0.075in"/>
    </style:style>
    <style:style style:name="P98"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99" style:parent-style-name="level4" style:family="paragraph">
      <style:paragraph-properties fo:margin-left="0in">
        <style:tab-stops/>
      </style:paragraph-properties>
    </style:style>
    <style:style style:name="P100" style:parent-style-name="Heading2" style:family="paragraph"/>
    <style:style style:name="TableColumn102" style:family="table-column">
      <style:table-column-properties style:column-width="2.5208in"/>
    </style:style>
    <style:style style:name="TableColumn103" style:family="table-column">
      <style:table-column-properties style:column-width="2.0194in"/>
    </style:style>
    <style:style style:name="TableColumn104" style:family="table-column">
      <style:table-column-properties style:column-width="2.1534in"/>
    </style:style>
    <style:style style:name="Table101" style:family="table">
      <style:table-properties style:width="6.6937in" fo:margin-left="-0.0034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108" style:family="table-cell">
      <style:table-cell-properties fo:border="0.0069in solid #000000" style:writing-mode="lr-tb" fo:padding-top="0in" fo:padding-left="0.075in" fo:padding-bottom="0in" fo:padding-right="0.075in"/>
    </style:style>
    <style:style style:name="P109"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110" style:family="table-cell">
      <style:table-cell-properties fo:border="0.0069in solid #000000" style:writing-mode="lr-tb" fo:padding-top="0in" fo:padding-left="0.075in" fo:padding-bottom="0in" fo:padding-right="0.075in"/>
    </style:style>
    <style:style style:name="P111"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TableCell115" style:family="table-cell">
      <style:table-cell-properties fo:border="0.0069in solid #000000" style:writing-mode="lr-tb" fo:padding-top="0in" fo:padding-left="0.075in" fo:padding-bottom="0in" fo:padding-right="0.075in"/>
    </style:style>
    <style:style style:name="P116" style:parent-style-name="Heading5" style:family="paragraph">
      <style:paragraph-properties fo:text-align="start" style:vertical-align="baseline"/>
      <style:text-properties style:font-name="Times New Roman" style:font-size-complex="12pt" style:language-asian="is" style:country-asian="IS"/>
    </style:style>
    <style:style style:name="TableCell117" style:family="table-cell">
      <style:table-cell-properties fo:border="0.0069in solid #000000" style:writing-mode="lr-tb" fo:padding-top="0in" fo:padding-left="0.075in" fo:padding-bottom="0in" fo:padding-right="0.075in"/>
    </style:style>
    <style:style style:name="P118"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19"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20"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21"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22" style:parent-style-name="level4" style:family="paragraph">
      <style:paragraph-properties style:vertical-align="baseline" fo:margin-left="0in">
        <style:tab-stops/>
      </style:paragraph-properties>
    </style:style>
    <style:style style:name="T123" style:parent-style-name="DefaultParagraphFont" style:family="text">
      <style:text-properties style:font-name="Times New Roman" fo:color="#000000" style:font-size-complex="12pt" style:language-asian="is" style:country-asian="IS"/>
    </style:style>
    <style:style style:name="P124" style:parent-style-name="level4" style:family="paragraph">
      <style:paragraph-properties style:vertical-align="baseline" fo:margin-left="0in">
        <style:tab-stops/>
      </style:paragraph-properties>
      <style:text-properties style:font-name="Times New Roman" fo:color="#000000" style:font-size-complex="12pt" style:language-asian="is" style:country-asian="IS"/>
    </style:style>
    <style:style style:name="P125"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26" style:parent-style-name="level4" style:family="paragraph">
      <style:paragraph-properties fo:margin-left="0in">
        <style:tab-stops/>
      </style:paragraph-properties>
    </style:style>
    <style:style style:name="P127" style:parent-style-name="Heading3" style:list-style-name="LFO16" style:family="paragraph">
      <style:text-properties style:font-weight-complex="bold" fo:font-size="14pt" style:font-size-asian="14pt" style:font-size-complex="14pt"/>
    </style:style>
    <style:style style:name="P128" style:parent-style-name="Normal" style:family="paragraph">
      <style:text-properties fo:font-weight="bold" style:font-weight-asian="bold" style:font-weight-complex="bold"/>
    </style:style>
    <style:style style:name="T129" style:parent-style-name="DefaultParagraphFont" style:family="text">
      <style:text-properties style:font-name="Times New Roman" fo:font-weight="bold" style:font-weight-asian="bold" fo:font-size="11pt" style:font-size-asian="11pt"/>
    </style:style>
    <style:style style:name="T130" style:parent-style-name="DefaultParagraphFont" style:family="text">
      <style:text-properties style:font-name="Times New Roman" fo:font-size="11pt" style:font-size-asian="11pt"/>
    </style:style>
    <style:style style:name="T131" style:parent-style-name="DefaultParagraphFont" style:family="text">
      <style:text-properties style:font-name="Times New Roman" fo:font-size="11pt" style:font-size-asian="11pt"/>
    </style:style>
    <style:style style:name="TableColumn133" style:family="table-column">
      <style:table-column-properties style:column-width="2.5208in"/>
    </style:style>
    <style:style style:name="TableColumn134" style:family="table-column">
      <style:table-column-properties style:column-width="2.0194in"/>
    </style:style>
    <style:style style:name="TableColumn135" style:family="table-column">
      <style:table-column-properties style:column-width="2.1534in"/>
    </style:style>
    <style:style style:name="Table132" style:family="table">
      <style:table-properties style:width="6.6937in" fo:margin-left="-0.0034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139" style:family="table-cell">
      <style:table-cell-properties fo:border="0.0069in solid #000000" style:writing-mode="lr-tb" fo:padding-top="0in" fo:padding-left="0.075in" fo:padding-bottom="0in" fo:padding-right="0.075in"/>
    </style:style>
    <style:style style:name="P140"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141" style:family="table-cell">
      <style:table-cell-properties fo:border="0.0069in solid #000000" style:writing-mode="lr-tb" fo:padding-top="0in" fo:padding-left="0.075in" fo:padding-bottom="0in" fo:padding-right="0.075in"/>
    </style:style>
    <style:style style:name="P142"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TableCell146" style:family="table-cell">
      <style:table-cell-properties fo:border="0.0069in solid #000000" style:writing-mode="lr-tb" fo:padding-top="0in" fo:padding-left="0.075in" fo:padding-bottom="0in" fo:padding-right="0.075in"/>
    </style:style>
    <style:style style:name="P147" style:parent-style-name="Heading5" style:family="paragraph">
      <style:paragraph-properties fo:text-align="start" style:vertical-align="baseline"/>
      <style:text-properties style:font-name="Times New Roman" style:font-size-complex="12pt" style:language-asian="is" style:country-asian="IS"/>
    </style:style>
    <style:style style:name="TableCell148" style:family="table-cell">
      <style:table-cell-properties fo:border="0.0069in solid #000000" style:writing-mode="lr-tb" fo:padding-top="0in" fo:padding-left="0.075in" fo:padding-bottom="0in" fo:padding-right="0.075in"/>
    </style:style>
    <style:style style:name="P149"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50"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51"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52"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53" style:parent-style-name="level4" style:family="paragraph">
      <style:paragraph-properties style:vertical-align="baseline" fo:margin-left="0in">
        <style:tab-stops/>
      </style:paragraph-properties>
    </style:style>
    <style:style style:name="T154" style:parent-style-name="DefaultParagraphFont" style:family="text">
      <style:text-properties style:font-name="Times New Roman" fo:color="#000000" style:font-size-complex="12pt" style:language-asian="is" style:country-asian="IS"/>
    </style:style>
    <style:style style:name="P155" style:parent-style-name="level4" style:family="paragraph">
      <style:paragraph-properties style:vertical-align="baseline" fo:margin-left="0in">
        <style:tab-stops/>
      </style:paragraph-properties>
      <style:text-properties style:font-name="Times New Roman" fo:color="#000000" style:font-size-complex="12pt" style:language-asian="is" style:country-asian="IS"/>
    </style:style>
    <style:style style:name="P156"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T157" style:parent-style-name="DefaultParagraphFont" style:family="text">
      <style:text-properties style:font-name="Times New Roman" fo:font-weight="bold" style:font-weight-asian="bold" fo:font-size="11pt" style:font-size-asian="11pt"/>
    </style:style>
    <style:style style:name="T158" style:parent-style-name="DefaultParagraphFont" style:family="text">
      <style:text-properties style:font-name="Times New Roman" fo:font-size="11pt" style:font-size-asian="11pt"/>
    </style:style>
    <style:style style:name="T159" style:parent-style-name="DefaultParagraphFont" style:family="text">
      <style:text-properties style:font-name="Times New Roman" fo:font-size="11pt" style:font-size-asian="11pt"/>
    </style:style>
    <style:style style:name="P160" style:parent-style-name="level4" style:family="paragraph">
      <style:paragraph-properties fo:margin-left="0in">
        <style:tab-stops/>
      </style:paragraph-properties>
      <style:text-properties style:font-name="Times New Roman" fo:font-weight="bold" style:font-weight-asian="bold" style:font-weight-complex="bold"/>
    </style:style>
    <style:style style:name="P161" style:parent-style-name="level4" style:list-style-name="LFO3" style:family="paragraph">
      <style:text-properties style:font-name="Times New Roman" fo:font-size="11pt" style:font-size-asian="11pt" style:font-size-complex="11pt"/>
    </style:style>
    <style:style style:name="P162" style:parent-style-name="level4" style:list-style-name="LFO3" style:family="paragraph">
      <style:text-properties style:font-name="Times New Roman" fo:font-size="11pt" style:font-size-asian="11pt" style:font-size-complex="11pt"/>
    </style:style>
    <style:style style:name="P163" style:parent-style-name="level4" style:list-style-name="LFO3" style:family="paragraph"/>
    <style:style style:name="T164" style:parent-style-name="DefaultParagraphFont" style:family="text">
      <style:text-properties style:font-name="Times New Roman" fo:color="#000000" fo:font-size="11pt" style:font-size-asian="11pt" style:font-size-complex="11pt"/>
    </style:style>
    <style:style style:name="TableColumn166" style:family="table-column">
      <style:table-column-properties style:column-width="2.5208in"/>
    </style:style>
    <style:style style:name="TableColumn167" style:family="table-column">
      <style:table-column-properties style:column-width="2.0194in"/>
    </style:style>
    <style:style style:name="TableColumn168" style:family="table-column">
      <style:table-column-properties style:column-width="2.1534in"/>
    </style:style>
    <style:style style:name="Table165" style:family="table">
      <style:table-properties style:width="6.6937in" fo:margin-left="-0.0034in" table:align="lef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172" style:family="table-cell">
      <style:table-cell-properties fo:border="0.0069in solid #000000" style:writing-mode="lr-tb" fo:padding-top="0in" fo:padding-left="0.075in" fo:padding-bottom="0in" fo:padding-right="0.075in"/>
    </style:style>
    <style:style style:name="P173"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174" style:family="table-cell">
      <style:table-cell-properties fo:border="0.0069in solid #000000" style:writing-mode="lr-tb" fo:padding-top="0in" fo:padding-left="0.075in" fo:padding-bottom="0in" fo:padding-right="0.075in"/>
    </style:style>
    <style:style style:name="P175"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TableCell179" style:family="table-cell">
      <style:table-cell-properties fo:border="0.0069in solid #000000" style:writing-mode="lr-tb" fo:padding-top="0in" fo:padding-left="0.075in" fo:padding-bottom="0in" fo:padding-right="0.075in"/>
    </style:style>
    <style:style style:name="P180" style:parent-style-name="Heading5" style:family="paragraph">
      <style:paragraph-properties fo:text-align="start" style:vertical-align="baseline"/>
      <style:text-properties style:font-name="Times New Roman" style:font-size-complex="12pt" style:language-asian="is" style:country-asian="IS"/>
    </style:style>
    <style:style style:name="TableCell181" style:family="table-cell">
      <style:table-cell-properties fo:border="0.0069in solid #000000" style:writing-mode="lr-tb" fo:padding-top="0in" fo:padding-left="0.075in" fo:padding-bottom="0in" fo:padding-right="0.075in"/>
    </style:style>
    <style:style style:name="P182"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83"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84"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85"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86" style:parent-style-name="level4" style:family="paragraph">
      <style:paragraph-properties style:vertical-align="baseline" fo:margin-left="0in">
        <style:tab-stops/>
      </style:paragraph-properties>
    </style:style>
    <style:style style:name="T187" style:parent-style-name="DefaultParagraphFont" style:family="text">
      <style:text-properties style:font-name="Times New Roman" fo:color="#000000" style:font-size-complex="12pt" style:language-asian="is" style:country-asian="IS"/>
    </style:style>
    <style:style style:name="P188" style:parent-style-name="level4" style:family="paragraph">
      <style:paragraph-properties style:vertical-align="baseline" fo:margin-left="0in">
        <style:tab-stops/>
      </style:paragraph-properties>
      <style:text-properties style:font-name="Times New Roman" fo:color="#000000" style:font-size-complex="12pt" style:language-asian="is" style:country-asian="IS"/>
    </style:style>
    <style:style style:name="P189"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190" style:parent-style-name="Heading2" style:family="paragraph"/>
    <style:style style:name="T191" style:parent-style-name="DefaultParagraphFont" style:family="text">
      <style:text-properties style:font-name="Times New Roman" fo:font-weight="bold" style:font-weight-asian="bold" fo:font-size="11pt" style:font-size-asian="11pt"/>
    </style:style>
    <style:style style:name="T192" style:parent-style-name="DefaultParagraphFont" style:family="text">
      <style:text-properties style:font-name="Times New Roman" fo:font-size="11pt" style:font-size-asian="11pt"/>
    </style:style>
    <style:style style:name="T193" style:parent-style-name="DefaultParagraphFont" style:family="text">
      <style:text-properties style:font-name="Times New Roman" fo:font-size="11pt" style:font-size-asian="11pt"/>
    </style:style>
    <style:style style:name="P194" style:parent-style-name="level4" style:family="paragraph">
      <style:paragraph-properties fo:margin-left="0in">
        <style:tab-stops/>
      </style:paragraph-properties>
      <style:text-properties style:font-name="Times New Roman" fo:font-weight="bold" style:font-weight-asian="bold" style:font-weight-complex="bold"/>
    </style:style>
    <style:style style:name="P195" style:parent-style-name="level4" style:list-style-name="LFO3" style:family="paragraph">
      <style:text-properties style:font-name="Times New Roman" fo:font-size="11pt" style:font-size-asian="11pt" style:font-size-complex="11pt"/>
    </style:style>
    <style:style style:name="P196" style:parent-style-name="level4" style:list-style-name="LFO3" style:family="paragraph">
      <style:text-properties style:font-name="Times New Roman" fo:font-size="11pt" style:font-size-asian="11pt" style:font-size-complex="11pt"/>
    </style:style>
    <style:style style:name="P197" style:parent-style-name="level4" style:list-style-name="LFO3" style:family="paragraph">
      <style:text-properties style:font-name="Times New Roman" fo:font-size="11pt" style:font-size-asian="11pt" style:font-size-complex="11pt"/>
    </style:style>
    <style:style style:name="P198" style:parent-style-name="level4" style:list-style-name="LFO3" style:family="paragraph"/>
    <style:style style:name="T199" style:parent-style-name="DefaultParagraphFont" style:family="text">
      <style:text-properties style:font-name="Times New Roman" fo:color="#000000" fo:font-size="11pt" style:font-size-asian="11pt" style:font-size-complex="11pt"/>
    </style:style>
    <style:style style:name="T200" style:parent-style-name="DefaultParagraphFont" style:family="text">
      <style:text-properties style:font-name="Times New Roman" fo:color="#000000" fo:font-size="11pt" style:font-size-asian="11pt" style:font-size-complex="11pt"/>
    </style:style>
    <style:style style:name="T201" style:parent-style-name="DefaultParagraphFont" style:family="text">
      <style:text-properties style:font-name="Times New Roman" fo:color="#000000" fo:font-size="11pt" style:font-size-asian="11pt" style:font-size-complex="11pt"/>
    </style:style>
    <style:style style:name="T202" style:parent-style-name="DefaultParagraphFont" style:family="text">
      <style:text-properties style:font-name="Times New Roman" fo:color="#000000" fo:font-size="11pt" style:font-size-asian="11pt" style:font-size-complex="11pt"/>
    </style:style>
    <style:style style:name="T203" style:parent-style-name="DefaultParagraphFont" style:family="text">
      <style:text-properties style:font-name="Times New Roman" fo:color="#000000" fo:font-size="11pt" style:font-size-asian="11pt" style:font-size-complex="11pt"/>
    </style:style>
    <style:style style:name="P204" style:parent-style-name="level4" style:list-style-name="LFO3" style:family="paragraph">
      <style:text-properties style:font-name="Times New Roman" fo:font-size="11pt" style:font-size-asian="11pt" style:font-size-complex="11pt"/>
    </style:style>
    <style:style style:name="T205" style:parent-style-name="DefaultParagraphFont" style:family="text">
      <style:text-properties style:font-name="Times New Roman" fo:font-weight="bold" style:font-weight-asian="bold" fo:font-size="11pt" style:font-size-asian="11pt"/>
    </style:style>
    <style:style style:name="T206" style:parent-style-name="DefaultParagraphFont" style:family="text">
      <style:text-properties style:font-name="Times New Roman" fo:font-size="11pt" style:font-size-asian="11pt"/>
    </style:style>
    <style:style style:name="P207" style:parent-style-name="level4" style:family="paragraph">
      <style:paragraph-properties fo:margin-left="0in">
        <style:tab-stops/>
      </style:paragraph-properties>
      <style:text-properties style:font-name="Times New Roman" fo:font-weight="bold" style:font-weight-asian="bold" style:font-weight-complex="bold"/>
    </style:style>
    <style:style style:name="P208" style:parent-style-name="level4" style:list-style-name="LFO3" style:family="paragraph">
      <style:text-properties style:font-name="Times New Roman" fo:font-size="11pt" style:font-size-asian="11pt" style:font-size-complex="11pt"/>
    </style:style>
    <style:style style:name="P209" style:parent-style-name="level4" style:list-style-name="LFO3" style:family="paragraph">
      <style:text-properties style:font-name="Times New Roman" fo:font-size="11pt" style:font-size-asian="11pt" style:font-size-complex="11pt"/>
    </style:style>
    <style:style style:name="P210" style:parent-style-name="level4" style:list-style-name="LFO3" style:family="paragraph"/>
    <style:style style:name="T211" style:parent-style-name="DefaultParagraphFont" style:family="text">
      <style:text-properties style:font-name="Times New Roman" fo:color="#000000" fo:font-size="11pt" style:font-size-asian="11pt" style:font-size-complex="11pt"/>
    </style:style>
    <style:style style:name="TableColumn213" style:family="table-column">
      <style:table-column-properties style:column-width="2.5208in"/>
    </style:style>
    <style:style style:name="TableColumn214" style:family="table-column">
      <style:table-column-properties style:column-width="2.0194in"/>
    </style:style>
    <style:style style:name="TableColumn215" style:family="table-column">
      <style:table-column-properties style:column-width="2.252in"/>
    </style:style>
    <style:style style:name="Table212" style:family="table">
      <style:table-properties style:width="6.7923in" fo:margin-left="-0.0034in" table:align="lef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219" style:family="table-cell">
      <style:table-cell-properties fo:border="0.0069in solid #000000" style:writing-mode="lr-tb" fo:padding-top="0in" fo:padding-left="0.075in" fo:padding-bottom="0in" fo:padding-right="0.075in"/>
    </style:style>
    <style:style style:name="P220"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Cell221" style:family="table-cell">
      <style:table-cell-properties fo:border="0.0069in solid #000000" style:writing-mode="lr-tb" fo:padding-top="0in" fo:padding-left="0.075in" fo:padding-bottom="0in" fo:padding-right="0.075in"/>
    </style:style>
    <style:style style:name="P222" style:parent-style-name="Heading5" style:family="paragraph">
      <style:paragraph-properties fo:text-align="center" style:vertical-align="baseline"/>
      <style:text-properties style:font-name="Times New Roman" fo:font-weight="bold" style:font-weight-asian="bold" style:font-weight-complex="bold" style:font-size-complex="12pt" style:language-asian="is" style:country-asian="IS"/>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TableCell226" style:family="table-cell">
      <style:table-cell-properties fo:border="0.0069in solid #000000" style:writing-mode="lr-tb" fo:padding-top="0in" fo:padding-left="0.075in" fo:padding-bottom="0in" fo:padding-right="0.075in"/>
    </style:style>
    <style:style style:name="P227" style:parent-style-name="Heading5" style:family="paragraph">
      <style:paragraph-properties style:vertical-align="baseline"/>
      <style:text-properties style:font-name="Times New Roman" style:font-size-complex="12pt" style:language-asian="is" style:country-asian="IS"/>
    </style:style>
    <style:style style:name="TableCell228" style:family="table-cell">
      <style:table-cell-properties fo:border="0.0069in solid #000000" style:writing-mode="lr-tb" fo:padding-top="0in" fo:padding-left="0.075in" fo:padding-bottom="0in" fo:padding-right="0.075in"/>
    </style:style>
    <style:style style:name="P229"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230"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231"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232"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233" style:parent-style-name="level4" style:family="paragraph">
      <style:paragraph-properties style:vertical-align="baseline" fo:margin-left="0in">
        <style:tab-stops/>
      </style:paragraph-properties>
    </style:style>
    <style:style style:name="T234" style:parent-style-name="DefaultParagraphFont" style:family="text">
      <style:text-properties style:font-name="Times New Roman" fo:color="#000000" style:font-size-complex="12pt" style:language-asian="is" style:country-asian="IS"/>
    </style:style>
    <style:style style:name="P235" style:parent-style-name="level4" style:family="paragraph">
      <style:paragraph-properties style:vertical-align="baseline" fo:margin-left="0in">
        <style:tab-stops/>
      </style:paragraph-properties>
      <style:text-properties style:font-name="Times New Roman" fo:color="#000000" style:font-size-complex="12pt" style:language-asian="is" style:country-asian="IS"/>
    </style:style>
    <style:style style:name="P236" style:parent-style-name="level4" style:family="paragraph">
      <style:paragraph-properties style:vertical-align="baseline" fo:margin-left="0in">
        <style:tab-stops/>
      </style:paragraph-properties>
      <style:text-properties style:font-name="Times New Roman" style:font-size-complex="12pt" style:language-asian="is" style:country-asian="IS"/>
    </style:style>
    <style:style style:name="P237" style:parent-style-name="Normal" style:family="paragraph">
      <style:text-properties fo:font-weight="bold" style:font-weight-asian="bold" style:font-weight-complex="bold"/>
    </style:style>
    <style:style style:name="P238" style:parent-style-name="Normal" style:family="paragraph">
      <style:text-properties fo:font-weight="bold" style:font-weight-asian="bold" style:font-weight-complex="bold"/>
    </style:style>
    <style:style style:name="P239" style:parent-style-name="Normal" style:family="paragraph">
      <style:text-properties fo:font-weight="bold" style:font-weight-asian="bold" style:font-weight-complex="bold"/>
    </style:style>
    <style:style style:name="P240" style:parent-style-name="Normal" style:family="paragraph">
      <style:text-properties fo:font-weight="bold" style:font-weight-asian="bold" style:font-weight-complex="bold"/>
    </style:style>
    <style:style style:name="P241" style:parent-style-name="Normal" style:family="paragraph">
      <style:text-properties fo:font-weight="bold" style:font-weight-asian="bold" style:font-weight-complex="bold"/>
    </style:style>
    <style:style style:name="T242" style:parent-style-name="DefaultParagraphFont" style:family="text">
      <style:text-properties fo:font-style="normal" style:font-style-asian="normal"/>
    </style:style>
  </office:automatic-styles>
  <office:body>
    <office:text text:use-soft-page-breaks="true">
      <text:p text:style-name="P1"/>
      <text:p text:style-name="Title">Software Requirements Specification</text:p>
      <text:p text:style-name="P3">for</text:p>
      <text:p text:style-name="Title">&lt;Dynamic Accounting&gt;</text:p>
      <text:p text:style-name="ByLine">Version 1.0 approved</text:p>
      <text:p text:style-name="ByLine">Prepared by &lt;Turan&gt;</text:p>
      <text:p text:style-name="ByLine">&lt;organization&gt;</text:p>
      <text:p text:style-name="ByLine">&lt;date created : 26-09-2020&gt;</text:p>
      <text:p text:style-name="P4"><text:bookmark-start text:name="_Toc344877432"/><text:bookmark-start text:name="_Toc344879822"/><text:bookmark-start text:name="_Toc346508722"/><text:bookmark-start text:name="_Toc346508952"/><text:bookmark-start text:name="_Toc346509227"/><text:bookmark-start text:name="_Toc441230970"/><text:bookmark-end text:name="_Toc344877432"/><text:bookmark-end text:name="_Toc344879822"/><text:bookmark-end text:name="_Toc346508722"/><text:bookmark-end text:name="_Toc346508952"/><text:bookmark-end text:name="_Toc346509227"/><text:soft-page-break/>Table of Contents<text:bookmark-end text:name="_Toc441230970"/></text:p>
      <text:table-of-content text:name="_TOC0">
        <text:table-of-content-source text:outline-level="2"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source>
        <text:index-body>
          <text:p text:style-name="TOC1">Table of Contents<text:tab/>ii</text:p>
          <text:p text:style-name="TOC1">Revision History<text:tab/>ii</text:p>
          <text:p text:style-name="TOC1">1.<text:tab/>Introduction<text:tab/>1</text:p>
          <text:p text:style-name="P6">1.1<text:tab/>Purpose<text:tab/>1</text:p>
          <text:p text:style-name="P7">1.2<text:tab/>Document Conventions<text:tab/>1</text:p>
          <text:p text:style-name="P8">1.3<text:tab/>Intended Audience and Reading Suggestions<text:tab/>1</text:p>
          <text:p text:style-name="P9">1.4<text:tab/>Product Scope<text:tab/>1</text:p>
          <text:p text:style-name="P10">1.5<text:tab/>References<text:tab/>1</text:p>
          <text:p text:style-name="TOC1">2.<text:tab/>Overall Description<text:tab/>2</text:p>
          <text:p text:style-name="P11">2.1<text:tab/>Product Perspective<text:tab/>2</text:p>
          <text:p text:style-name="P12">2.2<text:tab/>Product Functions<text:tab/>2</text:p>
          <text:p text:style-name="P13">2.3<text:tab/>User Classes and Characteristics<text:tab/>2</text:p>
          <text:p text:style-name="P14">2.4<text:tab/>Operating Environment<text:tab/>2</text:p>
          <text:p text:style-name="P15">2.5<text:tab/>Design and Implementation Constraints<text:tab/>2</text:p>
          <text:p text:style-name="P16">2.6<text:tab/>User Documentation<text:tab/>2</text:p>
          <text:p text:style-name="P17">2.7<text:tab/>Assumptions and Dependencies<text:tab/>3</text:p>
          <text:p text:style-name="TOC1">3.<text:tab/>External Interface Requirements<text:tab/>3</text:p>
          <text:p text:style-name="P18">3.1<text:tab/>User Interfaces<text:tab/>3</text:p>
          <text:p text:style-name="P19">3.2<text:tab/>Hardware Interfaces<text:tab/>3</text:p>
          <text:p text:style-name="P20">3.3<text:tab/>Software Interfaces<text:tab/>3</text:p>
          <text:p text:style-name="P21">3.4<text:tab/>Communications Interfaces<text:tab/>3</text:p>
          <text:p text:style-name="TOC1">4.<text:tab/>System Features<text:tab/>4</text:p>
          <text:p text:style-name="P22">4.1<text:tab/>System Feature 1<text:tab/>4</text:p>
          <text:p text:style-name="P23">4.2<text:tab/>System Feature 2 (and so on)<text:tab/>4</text:p>
          <text:p text:style-name="TOC1">5.<text:tab/>Other Nonfunctional Requirements<text:tab/>4</text:p>
          <text:p text:style-name="P24">5.1<text:tab/>Performance Requirements<text:tab/>4</text:p>
          <text:p text:style-name="P25">5.2<text:tab/>Safety Requirements<text:tab/>5</text:p>
          <text:p text:style-name="P26">5.3<text:tab/>Security Requirements<text:tab/>5</text:p>
          <text:p text:style-name="P27">5.4<text:tab/>Software Quality Attributes<text:tab/>5</text:p>
          <text:p text:style-name="P28">5.5<text:tab/>Business Rules<text:tab/>5</text:p>
          <text:p text:style-name="TOC1">6.<text:tab/>Other Requirements<text:tab/>5</text:p>
          <text:p text:style-name="TOC1">Appendix A: Glossary<text:tab/>5</text:p>
          <text:p text:style-name="TOC1">Appendix B: Analysis Models<text:tab/>5</text:p>
          <text:p text:style-name="TOC1">Appendix C: To Be Determined List<text:tab/>6</text:p>
        </text:index-body>
      </text:table-of-content>
      <text:p text:style-name="Normal"/>
      <text:p text:style-name="P29"/>
      <text:p text:style-name="TOCEntry"><text:bookmark-start text:name="_Toc441230971"/>Revision History<text:bookmark-end text:name="_Toc441230971"/></text:p>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Name</text:p>
          </table:table-cell>
          <table:table-cell table:style-name="TableCell38">
            <text:p text:style-name="P39">Date</text:p>
          </table:table-cell>
          <table:table-cell table:style-name="TableCell40">
            <text:p text:style-name="P41">Reason For Changes</text:p>
          </table:table-cell>
          <table:table-cell table:style-name="TableCell42">
            <text:p text:style-name="P43">Version</text:p>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
          </table:table-cell>
          <table:table-cell table:style-name="TableCell51">
            <text:p text:style-name="P52"/>
          </table:table-cell>
        </table:table-row>
        <table:table-row table:style-name="TableRow53">
          <table:table-cell table:style-name="TableCell54">
            <text:p text:style-name="P55"/>
          </table:table-cell>
          <table:table-cell table:style-name="TableCell56">
            <text:p text:style-name="P57"/>
          </table:table-cell>
          <table:table-cell table:style-name="TableCell58">
            <text:p text:style-name="P59"/>
          </table:table-cell>
          <table:table-cell table:style-name="TableCell60">
            <text:p text:style-name="P61"/>
          </table:table-cell>
        </table:table-row>
      </table:table>
      <text:p text:style-name="P62"/>
      <text:p text:style-name="Normal"/>
      <text:h text:style-name="P63" text:outline-level="1"><text:bookmark-start text:name="_Toc439994665"/><text:bookmark-start text:name="_Toc441230972"/><text:soft-page-break/>Introduction<text:bookmark-end text:name="_Toc439994665"/><text:bookmark-end text:name="_Toc441230972"/></text:h>
      <text:h text:style-name="Heading2" text:outline-level="2"><text:bookmark-start text:name="_Toc439994667"/><text:bookmark-start text:name="_Toc441230973"/>Purpose<text:bookmark-end text:name="_Toc439994667"/><text:bookmark-end text:name="_Toc441230973"/><text:s/></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2" text:outline-level="2"><text:bookmark-start text:name="_Toc439994668"/><text:bookmark-start text:name="_Toc441230974"/>Document Conventions<text:bookmark-end text:name="_Toc439994668"/><text:bookmark-end text:name="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2" text:outline-level="2"><text:bookmark-start text:name="_Toc439994669"/><text:bookmark-start text:name="_Toc441230975"/>Intended Audience and Reading Suggestions<text:bookmark-end text:name="_Toc439994669"/><text:bookmark-end text:name="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2" text:outline-level="2"><text:bookmark-start text:name="_Toc439994670"/><text:bookmark-start text:name="_Toc441230976"/>Product Scope<text:bookmark-end text:name="_Toc439994670"/><text:bookmark-end text:name="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Heading2" text:outline-level="2"><text:bookmark-start text:name="_Toc439994672"/><text:bookmark-start text:name="_Toc441230977"/>References<text:bookmark-end text:name="_Toc439994672"/><text:bookmark-end text:name="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1" text:outline-level="1"><text:bookmark-start text:name="_Toc439994673"/><text:bookmark-start text:name="_Toc441230978"/>Overall Description<text:bookmark-end text:name="_Toc439994673"/><text:bookmark-end text:name="_Toc441230978"/></text:h>
      <text:h text:style-name="Heading2" text:outline-level="2"><text:bookmark-start text:name="_Toc439994674"/><text:bookmark-start text:name="_Toc441230979"/>Product Perspective<text:bookmark-end text:name="_Toc439994674"/><text:bookmark-end text:name="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text:s/><text:soft-page-break/>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2" text:outline-level="2"><text:bookmark-start text:name="_Toc439994675"/><text:bookmark-start text:name="_Toc441230980"/>Product Functions<text:bookmark-end text:name="_Toc439994675"/><text:bookmark-end text:name="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2" text:outline-level="2"><text:bookmark-start text:name="_Toc439994676"/><text:bookmark-start text:name="_Toc441230981"/>User Classes and Characteristics<text:bookmark-end text:name="_Toc439994676"/><text:bookmark-end text:name="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2" text:outline-level="2"><text:bookmark-start text:name="_Toc439994677"/><text:bookmark-start text:name="_Toc441230982"/>Operating Environment<text:bookmark-end text:name="_Toc439994677"/><text:bookmark-end text:name="_Toc441230982"/></text:h>
      <text:p text:style-name="template">&lt;Describe the environment in which the software will operate, including the hardware platform, operating system and versions, and any other software components or applications with which it must peacefully coexist.&gt;</text:p>
      <text:h text:style-name="Heading2" text:outline-level="2"><text:bookmark-start text:name="_Toc439994678"/><text:bookmark-start text:name="_Toc441230983"/>Design and Implementation Constraints<text:bookmark-end text:name="_Toc439994678"/><text:bookmark-end text:name="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2" text:outline-level="2"><text:bookmark-start text:name="_Toc439994679"/><text:bookmark-start text:name="_Toc441230984"/>User Documentation<text:bookmark-end text:name="_Toc439994679"/><text:bookmark-end text:name="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2" text:outline-level="2"><text:bookmark-start text:name="_Toc439994680"/><text:bookmark-start text:name="_Toc441230985"/>Assumptions and Dependencies<text:bookmark-end text:name="_Toc439994680"/><text:bookmark-end text:name="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text:s/><text:soft-page-break/>another project, unless they are already documented elsewhere (for example, in the vision and scope document or the project plan).&gt;</text:p>
      <text:h text:style-name="Heading1" text:outline-level="1"><text:bookmark-start text:name="_Toc439994682"/><text:bookmark-start text:name="_Toc441230986"/>External Interface Requirements<text:bookmark-end text:name="_Toc439994682"/><text:bookmark-end text:name="_Toc441230986"/></text:h>
      <text:h text:style-name="Heading2" text:outline-level="2"><text:bookmark-start text:name="_Toc441230987"/>User Interfaces<text:bookmark-end text:name="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2" text:outline-level="2"><text:bookmark-start text:name="_Toc439994684"/><text:bookmark-start text:name="_Toc441230988"/>Hardware Interfaces<text:bookmark-end text:name="_Toc439994684"/><text:bookmark-end text:name="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2" text:outline-level="2"><text:bookmark-start text:name="_Toc439994685"/><text:bookmark-start text:name="_Toc441230989"/>Software Interfaces<text:bookmark-end text:name="_Toc439994685"/><text:bookmark-end text:name="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2" text:outline-level="2"><text:bookmark-start text:name="_Toc439994686"/><text:bookmark-start text:name="_Toc441230990"/>Communications Interfaces<text:bookmark-end text:name="_Toc439994686"/><text:bookmark-end text:name="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1" text:outline-level="1"><text:bookmark-start text:name="_Toc439994687"/><text:bookmark-start text:name="_Toc441230991"/>System Features<text:bookmark-end text:name="_Toc439994687"/><text:bookmark-end text:name="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p text:style-name="P66"><text:bookmark-start text:name="_Toc439994688"/><text:bookmark-start text:name="_Toc441230992"/>Adjust Entries</text:p>
      <text:h text:style-name="P67" text:outline-level="2"><text:bookmark-end text:name="_Toc439994688"/><text:bookmark-end text:name="_Toc441230992"/><text:soft-page-break/>4.1.0-<text:s/>Adjust Entries</text:h>
      <text:p text:style-name="template">&lt;Don’t really say “System Feature 1.” State the feature name in just a few words.&gt;</text:p>
      <text:h text:style-name="Heading3" text:outline-level="3"><text:s/>Description:</text:h>
      <text:p text:style-name="Normal"><text:span text:style-name="T68"><text:s text:c="17"/></text:span><text:span text:style-name="T69">These features enable user to adjust account entries</text:span></text:p>
      <text:h text:style-name="Heading3" text:outline-level="3">Stimulus/Response Sequences</text:h>
      <text:list text:style-name="LFO3" text:continue-numbering="true">
        <text:list-item>
          <text:p text:style-name="P70">Select adjustment form</text:p>
        </text:list-item>
        <text:list-item>
          <text:p text:style-name="P71">Input data</text:p>
        </text:list-item>
        <text:list-item>
          <text:p text:style-name="P72"><text:span text:style-name="T73">Click Submit Button<text:s/></text:span></text:p>
        </text:list-item>
      </text:list>
      <text:h text:style-name="Heading3" text:outline-level="3">Functional Requirements</text:h>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h text:style-name="P80" text:outline-level="5">Input</text:h>
          </table:table-cell>
          <table:table-cell table:style-name="TableCell81">
            <text:h text:style-name="P82" text:outline-level="5">Process</text:h>
          </table:table-cell>
          <table:table-cell table:style-name="TableCell83">
            <text:h text:style-name="P84" text:outline-level="5">output</text:h>
          </table:table-cell>
        </table:table-row>
        <table:table-row table:style-name="TableRow85">
          <table:table-cell table:style-name="TableCell86">
            <text:p text:style-name="P87">Date</text:p>
            <text:p text:style-name="P88">Debit Ac</text:p>
            <text:p text:style-name="P89">Credit Ac</text:p>
            <text:p text:style-name="P90">Amount<text:s/></text:p>
            <text:p text:style-name="P91"><text:span text:style-name="T92">Remarks<text:s/></text:span></text:p>
            <text:p text:style-name="P93">Adjusting Entry<text:s/></text:p>
            <text:h text:style-name="P94" text:outline-level="5"/>
          </table:table-cell>
          <table:table-cell table:style-name="TableCell95">
            <text:h text:style-name="P96" text:outline-level="5">Save</text:h>
          </table:table-cell>
          <table:table-cell table:style-name="TableCell97">
            <text:p text:style-name="P98">Confirmations Messages</text:p>
          </table:table-cell>
        </table:table-row>
      </table:table>
      <text:p text:style-name="P99"/>
      <text:h text:style-name="P100" text:outline-level="2">4.1.2<text:s/>GENERAL JOURNAL<text:s/></text:h>
      <text:p text:style-name="Normal"/>
      <text:h text:style-name="Heading3" text:outline-level="3">Functional Requirements</text:h>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h text:style-name="P107" text:outline-level="5">Input</text:h>
          </table:table-cell>
          <table:table-cell table:style-name="TableCell108">
            <text:h text:style-name="P109" text:outline-level="5">Process</text:h>
          </table:table-cell>
          <table:table-cell table:style-name="TableCell110">
            <text:h text:style-name="P111" text:outline-level="5">output</text:h>
          </table:table-cell>
        </table:table-row>
        <table:table-row table:style-name="TableRow112">
          <table:table-cell table:style-name="TableCell113">
            <text:p text:style-name="P114"/>
          </table:table-cell>
          <table:table-cell table:style-name="TableCell115">
            <text:h text:style-name="P116" text:outline-level="5"/>
          </table:table-cell>
          <table:table-cell table:style-name="TableCell117">
            <text:p text:style-name="P118">Date</text:p>
            <text:p text:style-name="P119">Debit Ac</text:p>
            <text:p text:style-name="P120">Credit Ac</text:p>
            <text:p text:style-name="P121">Amount<text:s/></text:p>
            <text:p text:style-name="P122"><text:span text:style-name="T123">Remarks<text:s/></text:span></text:p>
            <text:p text:style-name="P124">Adjusting Entry<text:s/></text:p>
            <text:p text:style-name="P125"/>
          </table:table-cell>
        </table:table-row>
      </table:table>
      <text:p text:style-name="P126"/>
      <text:h text:style-name="Heading3" text:outline-level="3"/>
      <text:list text:style-name="LFO16" text:continue-numbering="true">
        <text:list-item>
          <text:list>
            <text:list-item>
              <text:p text:style-name="P127"><text:s text:c="2"/>JOURNAL</text:p>
            </text:list-item>
          </text:list>
        </text:list-item>
      </text:list>
      <text:p text:style-name="P128"/>
      <text:h text:style-name="Heading3" text:outline-level="3">4.2.1<text:s/>General Journal</text:h>
      <text:h text:style-name="Heading3" text:outline-level="3">Description:</text:h>
      <text:p text:style-name="Normal"><text:span text:style-name="T129"><text:s text:c="17"/></text:span><text:span text:style-name="T130">These features enable user<text:s/></text:span><text:span text:style-name="T131">to show General Journal details<text:s/></text:span></text:p>
      <text:h text:style-name="Heading3" text:outline-level="3">Functional Requirements</text:h>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ext:h text:style-name="P138" text:outline-level="5">Input</text:h>
          </table:table-cell>
          <table:table-cell table:style-name="TableCell139">
            <text:h text:style-name="P140" text:outline-level="5">Process</text:h>
          </table:table-cell>
          <table:table-cell table:style-name="TableCell141">
            <text:h text:style-name="P142" text:outline-level="5">output</text:h>
          </table:table-cell>
        </table:table-row>
        <table:table-row table:style-name="TableRow143">
          <table:table-cell table:style-name="TableCell144">
            <text:p text:style-name="P145"/>
          </table:table-cell>
          <table:table-cell table:style-name="TableCell146">
            <text:h text:style-name="P147" text:outline-level="5"/>
          </table:table-cell>
          <table:table-cell table:style-name="TableCell148">
            <text:p text:style-name="P149">Date</text:p>
            <text:p text:style-name="P150">Debit Ac</text:p>
            <text:p text:style-name="P151">Credit Ac</text:p>
            <text:p text:style-name="P152">Amount<text:s/></text:p>
            <text:p text:style-name="P153"><text:span text:style-name="T154">Remarks<text:s/></text:span></text:p>
            <text:p text:style-name="P155">Adjusting Entry<text:s/></text:p>
            <text:p text:style-name="P156"/>
          </table:table-cell>
        </table:table-row>
      </table:table>
      <text:h text:style-name="Heading3" text:outline-level="3">4.2.2<text:s/>Daily Journal</text:h>
      <text:h text:style-name="Heading3" text:outline-level="3">Description:</text:h>
      <text:p text:style-name="Normal"><text:span text:style-name="T157"><text:s text:c="17"/></text:span><text:span text:style-name="T158">These features enable user to<text:s/></text:span><text:span text:style-name="T159">select date</text:span></text:p>
      <text:p text:style-name="Normal"/>
      <text:h text:style-name="Heading3" text:outline-level="3">Stimulus/Response Sequences</text:h>
      <text:p text:style-name="P160"/>
      <text:list text:style-name="LFO3" text:continue-numbering="true">
        <text:list-item>
          <text:p text:style-name="P161">Select<text:s/>Date form</text:p>
        </text:list-item>
        <text:list-item>
          <text:p text:style-name="P162">Input data</text:p>
        </text:list-item>
        <text:list-item>
          <text:p text:style-name="P163"><text:span text:style-name="T164">Click Submit Button<text:s/></text:span></text:p>
        </text:list-item>
      </text:list>
      <text:p text:style-name="Normal"/>
      <text:p text:style-name="Normal"/>
      <text:p text:style-name="Normal"/>
      <text:p text:style-name="Normal"/>
      <text:h text:style-name="Heading3" text:outline-level="3">Functional Requirements</text:h>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soft-page-break/>
            <text:h text:style-name="P171" text:outline-level="5">Input</text:h>
          </table:table-cell>
          <table:table-cell table:style-name="TableCell172">
            <text:h text:style-name="P173" text:outline-level="5">Process</text:h>
          </table:table-cell>
          <table:table-cell table:style-name="TableCell174">
            <text:h text:style-name="P175" text:outline-level="5">output</text:h>
          </table:table-cell>
        </table:table-row>
        <table:table-row table:style-name="TableRow176">
          <table:table-cell table:style-name="TableCell177">
            <text:p text:style-name="P178"/>
          </table:table-cell>
          <table:table-cell table:style-name="TableCell179">
            <text:h text:style-name="P180" text:outline-level="5"/>
          </table:table-cell>
          <table:table-cell table:style-name="TableCell181">
            <text:p text:style-name="P182">Date</text:p>
            <text:p text:style-name="P183">Debit Ac</text:p>
            <text:p text:style-name="P184">Credit Ac</text:p>
            <text:p text:style-name="P185">Amount<text:s/></text:p>
            <text:p text:style-name="P186"><text:span text:style-name="T187">Remarks<text:s/></text:span></text:p>
            <text:p text:style-name="P188">Adjusting Entry<text:s/></text:p>
            <text:p text:style-name="P189"/>
          </table:table-cell>
        </table:table-row>
      </table:table>
      <text:h text:style-name="P190" text:outline-level="2">4.2.3<text:s/>Date wise<text:s/><text:s/><text:s/>Journal</text:h>
      <text:h text:style-name="Heading3" text:outline-level="3">Description:</text:h>
      <text:p text:style-name="Normal"><text:span text:style-name="T191"><text:s text:c="17"/></text:span><text:span text:style-name="T192">These features enable user to<text:s/></text:span><text:span text:style-name="T193">show all data<text:s/></text:span></text:p>
      <text:p text:style-name="Normal"/>
      <text:h text:style-name="Heading3" text:outline-level="3">Stimulus/Response Sequences</text:h>
      <text:p text:style-name="P194"/>
      <text:list text:style-name="LFO3" text:continue-numbering="true">
        <text:list-item>
          <text:p text:style-name="P195">Select<text:s/>Date form</text:p>
        </text:list-item>
        <text:list-item>
          <text:p text:style-name="P196">Input data</text:p>
        </text:list-item>
        <text:list-item>
          <text:p text:style-name="P197">Select Data to</text:p>
        </text:list-item>
        <text:list-item>
          <text:p text:style-name="P198"><text:span text:style-name="T199">Click</text:span><text:span text:style-name="T200"><text:s/>Show<text:s/></text:span><text:span text:style-name="T201"><text:s/></text:span><text:span text:style-name="T202"><text:s/></text:span><text:span text:style-name="T203">Button<text:s/></text:span></text:p>
        </text:list-item>
        <text:list-item>
          <text:p text:style-name="P204"/>
        </text:list-item>
      </text:list>
      <text:h text:style-name="Heading3" text:outline-level="3">4.2.4<text:s/>New Transaction<text:s/></text:h>
      <text:h text:style-name="Heading3" text:outline-level="3">Description:</text:h>
      <text:p text:style-name="Normal"><text:span text:style-name="T205"><text:s text:c="17"/></text:span><text:span text:style-name="T206">These features enable user to adjust account entries</text:span></text:p>
      <text:h text:style-name="Heading3" text:outline-level="3">Stimulus/Response Sequences</text:h>
      <text:p text:style-name="P207"/>
      <text:list text:style-name="LFO3" text:continue-numbering="true">
        <text:list-item>
          <text:p text:style-name="P208">Select<text:s/>New<text:s/>Transaction<text:s/><text:s/><text:s/>form</text:p>
        </text:list-item>
        <text:list-item>
          <text:p text:style-name="P209">Input data</text:p>
        </text:list-item>
        <text:list-item>
          <text:p text:style-name="P210"><text:span text:style-name="T211">Click Submit Button<text:s/></text:span></text:p>
        </text:list-item>
      </text:list>
      <text:h text:style-name="Heading3" text:outline-level="3">Functional Requirements</text:h>
      <text:p text:style-name="Normal"/>
      <text:p text:style-name="Normal"/>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soft-page-break/>
            <text:h text:style-name="P218" text:outline-level="5">Input</text:h>
          </table:table-cell>
          <table:table-cell table:style-name="TableCell219">
            <text:h text:style-name="P220" text:outline-level="5">Process</text:h>
          </table:table-cell>
          <table:table-cell table:style-name="TableCell221">
            <text:h text:style-name="P222" text:outline-level="5">output</text:h>
          </table:table-cell>
        </table:table-row>
        <table:table-row table:style-name="TableRow223">
          <table:table-cell table:style-name="TableCell224">
            <text:p text:style-name="P225"/>
          </table:table-cell>
          <table:table-cell table:style-name="TableCell226">
            <text:h text:style-name="P227" text:outline-level="5"/>
          </table:table-cell>
          <table:table-cell table:style-name="TableCell228">
            <text:p text:style-name="P229">Date</text:p>
            <text:p text:style-name="P230">Debit Ac</text:p>
            <text:p text:style-name="P231">Credit Ac</text:p>
            <text:p text:style-name="P232">Amount<text:s/></text:p>
            <text:p text:style-name="P233"><text:span text:style-name="T234">Remarks<text:s/></text:span></text:p>
            <text:p text:style-name="P235">Adjusting Entry<text:s/></text:p>
            <text:p text:style-name="P236"/>
          </table:table-cell>
        </table:table-row>
      </table:table>
      <text:p text:style-name="P237"/>
      <text:p text:style-name="P238"/>
      <text:p text:style-name="P239"/>
      <text:p text:style-name="P240"/>
      <text:p text:style-name="P241"/>
      <text:p text:style-name="Normal"/>
      <text:p text:style-name="Normal"/>
      <text:p text:style-name="Normal"/>
      <text:h text:style-name="Heading1" text:outline-level="1"><text:bookmark-start text:name="_Toc439994690"/><text:bookmark-start text:name="_Toc441230994"/>Other Nonfunctional Requirements<text:bookmark-end text:name="_Toc441230994"/></text:h>
      <text:h text:style-name="Heading2" text:outline-level="2"><text:bookmark-start text:name="_Toc441230995"/>Performance Requirements<text:bookmark-end text:name="_Toc439994690"/><text:bookmark-end text:name="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2" text:outline-level="2"><text:bookmark-start text:name="_Toc439994691"/><text:bookmark-start text:name="_Toc441230996"/>Safety Requirements<text:bookmark-end text:name="_Toc439994691"/><text:bookmark-end text:name="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2" text:outline-level="2"><text:bookmark-start text:name="_Toc439994692"/><text:bookmark-start text:name="_Toc441230997"/>Security Requirements<text:bookmark-end text:name="_Toc439994692"/><text:bookmark-end text:name="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2" text:outline-level="2"><text:bookmark-start text:name="_Toc439994693"/><text:bookmark-start text:name="_Toc441230998"/><text:soft-page-break/>Software Quality Attributes<text:bookmark-end text:name="_Toc439994693"/><text:bookmark-end text:name="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2" text:outline-level="2"><text:bookmark-start text:name="_Toc439994694"/><text:bookmark-start text:name="_Toc441230999"/>Business Rules<text:bookmark-end text:name="_Toc439994694"/><text:bookmark-end text:name="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1" text:outline-level="1"><text:bookmark-start text:name="_Toc439994695"/><text:bookmark-start text:name="_Toc441231000"/>Other Requirements<text:bookmark-end text:name="_Toc439994695"/><text:bookmark-end text:name="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Toc439994696"/><text:bookmark-start text:name="_Toc441231001"/>Appendix A: Glossary<text:bookmark-end text:name="_Toc439994696"/><text:bookmark-end text:name="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Toc439994697"/><text:bookmark-start text:name="_Toc441231002"/>Appendix B: Analysis Models<text:bookmark-end text:name="_Toc439994697"/><text:bookmark-end text:name="_Toc441231002"/></text:p>
      <text:p text:style-name="template">&lt;Optionally, include any pertinent analysis models, such as data flow diagrams, class diagrams, state-transition diagrams, or entity-relationship diagrams<text:span text:style-name="T242">.&gt;</text:span></text:p>
      <text:p text:style-name="TOCEntry"><text:bookmark-start text:name="_Toc439994698"/><text:bookmark-start text:name="_Toc441231003"/>Appendix C: To Be Determined List<text:bookmark-end text:name="_Toc439994698"/><text:bookmark-end text:name="_Toc441231003"/></text:p>
      <text:p text:style-name="template">&lt;Collect a numbered list of the TBD (to be determined) references that remain in the SRS so they can be tracked to closure.&g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s" fo:country="I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1666in" style:line-height-at-least="0.1666in"/>
      <style:text-properties fo:font-weight="bold" style:font-weight-asian="bold" style:letter-kerning="true"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margin-top="0.1666in" fo:margin-bottom="0.1666in"/>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text-align="justify" fo:margin-top="0.1666in" fo:margin-bottom="0.0416in" fo:line-height="0.1527in"/>
      <style:text-properties style:font-name="Times New Roman" fo:font-weight="bold" style:font-weight-asian="bold" fo:font-style="italic" style:font-style-asian="italic" fo:hyphenate="false"/>
    </style:style>
    <style:style style:name="Heading5" style:display-name="Heading 5" style:family="paragraph" style:parent-style-name="Normal" style:next-style-name="Normal" style:default-outline-level="5">
      <style:paragraph-properties fo:text-align="justify" fo:margin-top="0.1666in" fo:margin-bottom="0.0416in" fo:line-height="0.1527in"/>
      <style:text-properties style:font-name="Arial" fo:hyphenate="false"/>
    </style:style>
    <style:style style:name="Heading6" style:display-name="Heading 6" style:family="paragraph" style:parent-style-name="Normal" style:next-style-name="Normal" style:default-outline-level="6">
      <style:paragraph-properties fo:text-align="justify" fo:margin-top="0.1666in" fo:margin-bottom="0.0416in" fo:line-height="0.1527in"/>
      <style:text-properties style:font-name="Arial" fo:font-style="italic" style:font-style-asian="italic" fo:hyphenate="false"/>
    </style:style>
    <style:style style:name="Heading7" style:display-name="Heading 7" style:family="paragraph" style:parent-style-name="Normal" style:next-style-name="Normal" style:default-outline-level="7">
      <style:paragraph-properties fo:text-align="justify" fo:margin-top="0.1666in" fo:margin-bottom="0.0416in" fo:line-height="0.1527in"/>
      <style:text-properties style:font-name="Arial" fo:font-size="10pt" style:font-size-asian="10pt" fo:hyphenate="false"/>
    </style:style>
    <style:style style:name="Heading8" style:display-name="Heading 8" style:family="paragraph" style:parent-style-name="Normal" style:next-style-name="Normal" style:default-outline-level="8">
      <style:paragraph-properties fo:text-align="justify" fo:margin-top="0.1666in" fo:margin-bottom="0.0416in" fo:line-height="0.1527in"/>
      <style:text-properties style:font-name="Arial" fo:font-style="italic" style:font-style-asian="italic" fo:font-size="10pt" style:font-size-asian="10pt" fo:hyphenate="false"/>
    </style:style>
    <style:style style:name="Heading9" style:display-name="Heading 9" style:family="paragraph" style:parent-style-name="Normal" style:next-style-name="Normal" style:default-outline-level="9">
      <style:paragraph-properties fo:text-align="justify" fo:margin-top="0.1666in" fo:margin-bottom="0.0416in" fo:line-height="0.1527in"/>
      <style:text-properties style:font-name="Arial" fo:font-style="italic" style:font-style-asian="italic" fo:font-size="9pt" style:font-size-asian="9pt" fo:hyphenate="false"/>
    </style:style>
    <style:style style:name="Normal" style:display-name="Normal" style:family="paragraph">
      <style:paragraph-properties fo:margin-bottom="0in" fo:line-height="0.1666in"/>
      <style:text-properties style:font-name="Times" style:font-name-asian="Times New Roman" style:font-name-complex="Times New Roman" fo:font-size="12pt" style:font-size-asian="12pt" style:font-size-complex="10pt" fo:language="en" fo:country="US" fo:hyphenate="false"/>
    </style:style>
    <style:style style:name="DefaultParagraphFont" style:display-name="Default Paragraph Font" style:family="text"/>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FooterChar" style:display-name="Footer Char" style:family="text" style:parent-style-name="DefaultParagraphFont">
      <style:text-properties style:font-name="Times" style:font-name-asian="Times New Roman" style:font-name-complex="Times New Roman" fo:font-weight="bold" style:font-weight-asian="bold" fo:font-style="italic" style:font-style-asian="italic" fo:font-size="10pt" style:font-size-asian="10pt" style:font-size-complex="10pt" fo:language="en" fo:country="US"/>
    </style:style>
    <style:style style:name="Title" style:display-name="Title" style:family="paragraph" style:parent-style-name="Normal">
      <style:paragraph-properties fo:text-align="end" fo:margin-top="0.1666in" fo:margin-bottom="0.5in" fo:line-height="100%"/>
      <style:text-properties style:font-name="Arial" fo:font-weight="bold" style:font-weight-asian="bold" style:letter-kerning="true" fo:font-size="32pt" style:font-size-asian="32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style:letter-kerning="true" fo:font-size="32pt" style:font-size-asian="32pt" style:font-size-complex="10pt" fo:language="en" fo:country="US"/>
    </style:style>
    <style:style style:name="ByLine" style:display-name="ByLine" style:family="paragraph" style:parent-style-name="Title">
      <style:text-properties fo:font-size="14pt" style:font-size-asian="14pt" fo:hyphenate="false"/>
    </style:style>
    <style:style style:name="line" style:display-name="line" style:family="paragraph" style:parent-style-name="Title">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Heading1Char" style:display-name="Heading 1 Char" style:family="text" style:parent-style-name="DefaultParagraphFont">
      <style:text-properties style:font-name="Times" style:font-name-asian="Times New Roman" style:font-name-complex="Times New Roman" fo:font-weight="bold" style:font-weight-asian="bold" style:letter-kerning="true" fo:font-size="18pt" style:font-size-asian="18pt" style:font-size-complex="10pt" fo:language="en" fo:country="US"/>
    </style:style>
    <style:style style:name="Heading2Char" style:display-name="Heading 2 Char" style:family="text" style:parent-style-name="DefaultParagraphFont">
      <style:text-properties style:font-name="Times" style:font-name-asian="Times New Roman" style:font-name-complex="Times New Roman" fo:font-weight="bold" style:font-weight-asian="bold" fo:font-size="14pt" style:font-size-asian="14pt" style:font-size-complex="10pt" fo:language="en" fo:country="US"/>
    </style:style>
    <style:style style:name="Heading3Char" style:display-name="Heading 3 Char" style:family="text" style:parent-style-name="DefaultParagraphFont">
      <style:text-properties style:font-name="Times" style:font-name-asian="Times New Roman" style:font-name-complex="Times New Roman" fo:font-weight="bold" style:font-weight-asian="bold" fo:font-size="12pt" style:font-size-asian="12pt" style:font-size-complex="10pt" fo:language="en" fo:country="US"/>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fo:font-style="italic" style:font-style-asian="italic" style:font-size-complex="10pt" fo:language="en" fo:country="US"/>
    </style:style>
    <style:style style:name="Heading5Char" style:display-name="Heading 5 Char" style:family="text" style:parent-style-name="DefaultParagraphFont">
      <style:text-properties style:font-name="Arial" style:font-name-asian="Times New Roman" style:font-name-complex="Times New Roman" style:font-size-complex="10pt" fo:language="en" fo:country="US"/>
    </style:style>
    <style:style style:name="Heading6Char" style:display-name="Heading 6 Char" style:family="text" style:parent-style-name="DefaultParagraphFont">
      <style:text-properties style:font-name="Arial" style:font-name-asian="Times New Roman" style:font-name-complex="Times New Roman" fo:font-style="italic" style:font-style-asian="italic" style:font-size-complex="10pt" fo:language="en" fo:country="US"/>
    </style:style>
    <style:style style:name="Heading7Char" style:display-name="Heading 7 Char" style:family="text" style:parent-style-name="DefaultParagraphFont">
      <style:text-properties style:font-name="Arial" style:font-name-asian="Times New Roman" style:font-name-complex="Times New Roman" fo:font-size="10pt" style:font-size-asian="10pt" style:font-size-complex="10pt" fo:language="en" fo:country="US"/>
    </style:style>
    <style:style style:name="Heading8Char" style:display-name="Heading 8 Char" style:family="text" style:parent-style-name="DefaultParagraphFont">
      <style:text-properties style:font-name="Arial" style:font-name-asian="Times New Roman" style:font-name-complex="Times New Roman" fo:font-style="italic" style:font-style-asian="italic" fo:font-size="10pt" style:font-size-asian="10pt" style:font-size-complex="10pt" fo:language="en" fo:country="US"/>
    </style:style>
    <style:style style:name="Heading9Char" style:display-name="Heading 9 Char" style:family="text" style:parent-style-name="DefaultParagraphFont">
      <style:text-properties style:font-name="Arial" style:font-name-asian="Times New Roman" style:font-name-complex="Times New Roman" fo:font-style="italic" style:font-style-asian="italic" fo:font-size="9pt" style:font-size-asian="9pt" style:font-size-complex="10pt" fo:language="en" fo:country="US"/>
    </style:style>
    <style:style style:name="level4" style:display-name="level 4" style:family="paragraph" style:parent-style-name="Normal">
      <style:paragraph-properties fo:margin-top="0.0833in" fo:margin-bottom="0.0833in" fo:margin-left="0.4402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erChar" style:display-name="Header Char" style:family="text" style:parent-style-name="DefaultParagraphFont">
      <style:text-properties style:font-name="Times" style:font-name-asian="Times New Roman" style:font-name-complex="Times New Roman" fo:font-weight="bold" style:font-weight-asian="bold" fo:font-style="italic" style:font-style-asian="italic" fo:font-size="10pt" style:font-size-asian="10pt" style:font-size-complex="10pt" fo:language="en" fo:country="US"/>
    </style:style>
    <style:style style:name="TOC1" style:display-name="TOC 1" style:family="paragraph" style:parent-style-name="Normal" style:next-style-name="Normal">
      <style:paragraph-properties fo:text-align="justify" fo:margin-top="0.0416in" fo:line-height="0.1527in" fo:margin-left="0.25in" fo:text-indent="-0.25in">
        <style:tab-stops>
          <style:tab-stop style:type="left" style:position="0in"/>
          <style:tab-stop style:type="right" style:leader-style="dotted" style:leader-text="." style:position="6.25in"/>
        </style:tab-stops>
      </style:paragraph-properties>
      <style:text-properties fo:font-weight="bold" style:font-weight-asian="bold" fo:hyphenate="false"/>
    </style:style>
    <style:style style:name="TOC2" style:display-name="TOC 2" style:family="paragraph" style:parent-style-name="Normal" style:next-style-name="Normal">
      <style:paragraph-properties fo:text-align="justify" fo:line-height="0.1527in" fo:margin-left="0.1875in">
        <style:tab-stops>
          <style:tab-stop style:type="right" style:leader-style="dotted" style:leader-text="." style:position="6.3125in"/>
        </style:tab-stops>
      </style:paragraph-properties>
      <style:text-properties fo:font-size="11pt" style:font-size-asian="11pt" fo:hyphenate="false"/>
    </style:style>
    <style:style style:name="TOCEntry" style:display-name="TOCEntry" style:family="paragraph" style:parent-style-name="Normal">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template" style:display-name="template" style:family="paragraph" style:parent-style-name="Normal">
      <style:text-properties style:font-name="Arial" fo:font-style="italic" style:font-style-asian="italic" fo:font-size="11pt" style:font-size-asian="11pt" fo:hyphenate="false"/>
    </style:style>
    <style:style style:name="level3text" style:display-name="level 3 text" style:family="paragraph" style:parent-style-name="Normal" style:list-style-name="LFO2047">
      <style:paragraph-properties fo:line-height="0.1527in" fo:margin-left="0.9375in" fo:text-indent="-0.4972in">
        <style:tab-stops/>
      </style:paragraph-properties>
      <style:text-properties style:font-name="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fo:hyphenate="false"/>
    </style:style>
    <style:style style:name="ChangeHistoryTitle" style:display-name="ChangeHistory Title" style:family="paragraph" style:parent-style-name="Normal">
      <style:paragraph-properties fo:keep-with-next="always" fo:text-align="center" fo:margin-top="0.0416in" fo:margin-bottom="0.0416in" fo:line-height="100%"/>
      <style:text-properties style:font-name="Arial" fo:font-weight="bold" style:font-weight-asian="bold" fo:font-size="18pt" style:font-size-asian="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1LVL3" style:family="text">
      <style:text-properties style:font-name="Symbol"/>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3" style:family="text">
      <style:text-properties style:font-name="Symbol"/>
    </style:style>
    <style:style style:name="WW_CharLFO5LVL3" style:family="text">
      <style:text-properties style:font-name="Symbol"/>
    </style:style>
    <style:style style:name="WW_CharLFO6LVL3" style:family="text">
      <style:text-properties style:font-name="Symbol"/>
    </style:style>
    <style:style style:name="WW_CharLFO8LVL3" style:family="text">
      <style:text-properties style:font-name="Symbol"/>
    </style:style>
    <style:style style:name="WW_CharLFO9LVL3" style:family="text">
      <style:text-properties style:font-name="Symbol"/>
    </style:style>
    <style:style style:name="WW_CharLFO10LVL3" style:family="text">
      <style:text-properties style:font-name="Symbol"/>
    </style:style>
    <style:style style:name="WW_CharLFO11LVL3" style:family="text">
      <style:text-properties style:font-name="Symbol"/>
    </style:style>
    <style:style style:name="WW_CharLFO12LVL3" style:family="text">
      <style:text-properties style:font-name="Symbol"/>
    </style:style>
    <style:style style:name="WW_CharLFO13LVL3" style:family="text">
      <style:text-properties style:font-name="Symbol"/>
    </style:style>
    <style:style style:name="WW_CharLFO15LVL3"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bullet text:level="3" text:style-name="WW_CharLFO1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
      <text:list-level-style-bullet text:level="1" text:style-name="WW_CharLFO2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4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5">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5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6">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6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bullet text:level="3" text:style-name="WW_CharLFO8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9">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9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0">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0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1">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1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2">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2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style:num-suffix="." style:num-format="1" text:start-value="4">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text:start-value="2">
        <style:list-level-properties text:min-label-width="0in" text:list-level-position-and-space-mode="label-alignment">
          <style:list-level-label-alignment text:label-followed-by="listtab" fo:text-indent="0in"/>
        </style:list-level-properties>
      </text:list-level-style-number>
      <text:list-level-style-bullet text:level="3" text:style-name="WW_CharLFO13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5">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bullet text:level="3" text:style-name="WW_CharLFO15LVL3"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6">
      <text:list-level-style-number text:level="1" style:num-format="1" text:start-value="4">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suffix=".0"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5"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4" style:parent-style-name="Header" style:family="paragraph">
      <style:paragraph-properties>
        <style:tab-stops>
          <style:tab-stop style:type="center" style:position="3.25in"/>
          <style:tab-stop style:type="right" style:position="6.6875in"/>
        </style:tab-stops>
      </style:paragraph-properties>
    </style:style>
    <style:style style:name="T65" style:parent-style-name="DefaultParagraphFont" style:family="text">
      <style:text-properties fo:font-size="12pt" style:font-size-asian="12pt"/>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Header">Software<text:span text:style-name="T5"><text:s/></text:span>Requirements Specification for &lt;Project&gt;<text:tab/><text:tab/>Page<text:s/><text:page-number text:fixed="false">ii</text:page-number></text:p>
      </style:header>
      <style:footer>
        <text:p text:style-name="Footer"/>
      </style:footer>
    </style:master-page>
    <style:master-page style:name="MP2" style:page-layout-name="PL2">
      <style:header>
        <text:p text:style-name="P64">Software<text:span text:style-name="T65"><text:s/></text:span>Requirements Specification for &lt;Project&gt;<text:tab/><text:tab/>Page<text:s/><text:page-number text:fixed="false">4</text:page-number></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002</meta:initial-creator>
    <dc:creator>002</dc:creator>
    <meta:creation-date>2020-09-26T10:59:00Z</meta:creation-date>
    <dc:date>2020-09-26T12:34:00Z</dc:date>
    <meta:template xlink:href="Normal" xlink:type="simple"/>
    <meta:editing-cycles>43</meta:editing-cycles>
    <meta:editing-duration>PT4080S</meta:editing-duration>
    <meta:document-statistic meta:page-count="10" meta:paragraph-count="28" meta:word-count="2147" meta:character-count="14363" meta:row-count="102" meta:non-whitespace-character-count="12244"/>
  </office:meta>
</office:document-meta>
</file>